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Contents_20_1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style:font-name-asian="Times New Roman2" style:font-size-asian="14pt" style:font-name-complex="Times New Roman2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officeooo:paragraph-rsid="0031c00a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paragraph-rsid="0018e2d8" style:font-name-asian="Times New Roman2" style:font-size-asian="14pt" style:font-name-complex="Times New Roman2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 style:font-style-complex="italic"/>
    </style:style>
    <style:style style:name="P17" style:family="paragraph" style:parent-style-name="Preformatted_20_Text">
      <style:text-properties style:font-name="Times New Roman1" fo:font-size="14pt" fo:language="en" fo:country="US" fo:font-weight="bold" officeooo:paragraph-rsid="001a298c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Preformatted_20_Text">
      <style:text-properties style:font-name="Times New Roman1" fo:font-size="14pt" fo:language="en" fo:country="US" fo:font-weight="bold" officeooo:paragraph-rsid="002c1799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Preformatted_20_Text">
      <style:text-properties style:font-name="Times New Roman1" fo:font-size="14pt" fo:language="en" fo:country="US" fo:font-weight="normal" officeooo:rsid="003443ec" officeooo:paragraph-rsid="003443ec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normal" officeooo:rsid="0031c00a" officeooo:paragraph-rsid="0031c00a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fo:font-weight="normal" officeooo:rsid="0033824c" officeooo:paragraph-rsid="0033824c" style:font-name-asian="Times New Roman2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2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4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5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6" style:family="paragraph" style:parent-style-name="Table_20_Contents">
      <style:text-properties fo:font-size="7pt" style:font-size-asian="7pt" style:font-size-complex="7pt"/>
    </style:style>
    <style:style style:name="P27" style:family="paragraph" style:parent-style-name="Table_20_Contents">
      <style:text-properties fo:font-size="7pt" officeooo:paragraph-rsid="00250a21" style:font-size-asian="7pt" style:font-size-complex="7pt"/>
    </style:style>
    <style:style style:name="P28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31c00a" officeooo:paragraph-rsid="0031c00a"/>
    </style:style>
    <style:style style:name="P30" style:family="paragraph" style:parent-style-name="Standard">
      <style:text-properties style:font-name="Times New Roman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3443ec" officeooo:paragraph-rsid="003443ec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2e0463" officeooo:paragraph-rsid="002e0463"/>
    </style:style>
    <style:style style:name="P33" style:family="paragraph" style:parent-style-name="Table_20_Contents">
      <style:text-properties fo:font-size="7pt" style:font-size-asian="7pt" style:font-size-complex="7pt"/>
    </style:style>
    <style:style style:name="P34" style:family="paragraph" style:parent-style-name="Table_20_Contents">
      <style:text-properties fo:font-size="7pt" officeooo:paragraph-rsid="00250a21" style:font-size-asian="7pt" style:font-size-complex="7pt"/>
    </style:style>
    <style:style style:name="P35" style:family="paragraph" style:parent-style-name="Heading_20_1">
      <style:paragraph-properties fo:text-align="center" style:justify-single-word="false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Times New Roman1" fo:font-size="18pt" fo:font-weight="bold" officeooo:paragraph-rsid="001e0818" style:font-size-asian="18pt" style:font-weight-asian="bold" style:font-size-complex="18pt" style:font-weight-complex="bold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List_20_Paragraph" style:list-style-name="WWNum3">
      <style:paragraph-properties fo:text-align="justify" style:justify-single-word="false"/>
      <style:text-properties officeooo:paragraph-rsid="0034fb8f"/>
    </style:style>
    <style:style style:name="P40" style:family="paragraph" style:parent-style-name="List_20_Paragraph">
      <style:paragraph-properties fo:text-align="justify" style:justify-single-word="false"/>
      <style:text-properties officeooo:paragraph-rsid="0034fb8f"/>
    </style:style>
    <style:style style:name="P41" style:family="paragraph" style:parent-style-name="List_20_Paragraph" style:list-style-name="WWNum2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size="14pt" officeooo:rsid="0033824c" officeooo:paragraph-rsid="0034fb8f" style:font-size-asian="14pt" style:font-size-complex="14pt"/>
    </style:style>
    <style:style style:name="P42" style:family="paragraph" style:parent-style-name="List_20_Paragraph" style:list-style-name="WWNum3">
      <style:paragraph-properties fo:text-align="justify" style:justify-single-word="false"/>
      <style:text-properties fo:font-size="14pt" officeooo:paragraph-rsid="0034fb8f" style:font-size-asian="14pt" style:font-size-complex="14pt"/>
    </style:style>
    <style:style style:name="P43" style:family="paragraph" style:parent-style-name="List_20_Paragraph">
      <style:paragraph-properties fo:text-align="justify" style:justify-single-word="false"/>
      <style:text-properties fo:font-size="14pt" officeooo:paragraph-rsid="0034fb8f" style:font-size-asian="14pt" style:font-size-complex="14pt"/>
    </style:style>
    <style:style style:name="P44" style:family="paragraph" style:parent-style-name="Preformatted_20_Text">
      <style:text-properties fo:color="#6aab73" loext:opacity="100%" style:font-name="Times New Roman1" fo:font-size="14pt" fo:language="en" fo:country="US" fo:font-weight="bold" officeooo:paragraph-rsid="003443ec" fo:background-color="#ffffff" style:font-name-asian="Times New Roman2" style:font-size-asian="14pt" style:font-weight-asian="bold" style:font-name-complex="Times New Roman2" style:font-size-complex="14pt" style:font-weight-complex="normal"/>
    </style:style>
    <style:style style:name="P45" style:family="paragraph" style:parent-style-name="Preformatted_20_Text">
      <style:text-properties officeooo:paragraph-rsid="0034fb8f"/>
    </style:style>
    <style:style style:name="P46" style:family="paragraph" style:parent-style-name="Preformatted_20_Text">
      <style:text-properties officeooo:rsid="0035ee99" officeooo:paragraph-rsid="0035ee99"/>
    </style:style>
    <style:style style:name="P4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48" style:family="paragraph" style:parent-style-name="Standard" style:list-style-name="L1">
      <style:text-properties style:font-name="Times New Roman1" fo:font-size="14pt" style:font-size-asian="14pt" style:font-name-complex="Times New Roman2" style:font-size-complex="14pt"/>
    </style:style>
    <style:style style:name="P49" style:family="paragraph" style:parent-style-name="Standard">
      <style:text-properties style:font-name="Times New Roman1" fo:font-size="14pt" fo:language="en" fo:country="US" fo:font-weight="bold" officeooo:paragraph-rsid="003443ec" style:font-name-asian="Times New Roman2" style:font-size-asian="14pt" style:font-weight-asian="bold" style:font-name-complex="Times New Roman2" style:font-size-complex="14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style="normal" style:text-underline-style="none" officeooo:paragraph-rsid="0018e2d8" style:font-name-asian="Times New Roman2" style:font-size-asian="14pt" style:font-style-asian="normal" style:font-name-complex="Times New Roman2" style:font-size-complex="14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34dd4a" officeooo:paragraph-rsid="0035ee99" style:font-name-asian="Times New Roman2" style:font-size-asian="14pt" style:font-weight-asian="normal" style:font-name-complex="Times New Roman2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31c00a" officeooo:paragraph-rsid="0034fb8f" style:font-size-asian="14pt" style:font-weight-asian="normal" style:font-name-complex="Times New Roman2" style:font-size-complex="14pt" style:font-weight-complex="normal"/>
    </style:style>
    <style:style style:name="P53" style:family="paragraph" style:parent-style-name="Standard">
      <style:text-properties style:font-name="Times New Roman1" fo:font-size="10pt" fo:font-weight="normal" officeooo:paragraph-rsid="002f9798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officeooo:paragraph-rsid="0034fb8f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officeooo:paragraph-rsid="0034fb8f"/>
    </style:style>
    <style:style style:name="P56" style:family="paragraph" style:parent-style-name="Text_20_body">
      <style:paragraph-properties fo:text-align="justify" style:justify-single-word="false"/>
      <style:text-properties style:font-name="Times New Roman1" fo:font-size="14pt" fo:language="ru" fo:country="RU" officeooo:rsid="0018e2d8" officeooo:paragraph-rsid="0031c00a" style:font-name-asian="Times New Roman2" style:font-size-asian="14pt" style:font-name-complex="Times New Roman2" style:font-size-complex="14pt"/>
    </style:style>
    <style:style style:name="T1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1" fo:font-size="16pt" fo:language="ru" fo:country="RU" officeooo:rsid="00250a21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27c973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officeooo:rsid="0029c1d2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7" style:family="text">
      <style:text-properties style:font-name="Times New Roman1" fo:font-size="18pt" fo:font-weight="bold" officeooo:rsid="0031c00a" style:font-name-asian="Times New Roman2" style:font-size-asian="18pt" style:font-weight-asian="bold" style:font-name-complex="Times New Roman2" style:font-size-complex="18pt" style:font-weight-complex="bold"/>
    </style:style>
    <style:style style:name="T8" style:family="text">
      <style:text-properties style:font-name="Times New Roman1" fo:font-size="18pt" fo:font-weight="bold" officeooo:rsid="0034fb8f" style:font-name-asian="Times New Roman2" style:font-size-asian="18pt" style:font-weight-asian="bold" style:font-name-complex="Times New Roman2" style:font-size-complex="18pt" style:font-weight-complex="bold"/>
    </style:style>
    <style:style style:name="T9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0" style:family="text">
      <style:text-properties style:font-name="Times New Roman1" fo:font-size="18pt" fo:language="ru" fo:country="RU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T11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2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1" fo:font-size="14pt" fo:language="ru" fo:country="RU" officeooo:rsid="0018e2d8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fo:language="ru" fo:country="RU" officeooo:rsid="00250a21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4pt" fo:language="ru" fo:country="RU" officeooo:rsid="002a25d1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fo:language="ru" fo:country="RU" officeooo:rsid="0034fb8f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4pt"/>
    </style:style>
    <style:style style:name="T19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1" fo:font-size="14pt" fo:font-weight="normal" officeooo:rsid="00250a21" style:font-name-asian="Times New Roman2" style:font-size-asian="14pt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1" fo:font-size="14pt" fo:font-weight="normal" officeooo:rsid="003443ec" style:font-name-asian="Times New Roman2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1" fo:font-size="14pt" fo:font-weight="normal" officeooo:rsid="002c1799" style:font-size-asian="14pt" style:font-weight-asian="normal" style:font-name-complex="Times New Roman2" style:font-size-complex="14pt" style:font-weight-complex="normal"/>
    </style:style>
    <style:style style:name="T25" style:family="text">
      <style:text-properties style:font-name="Times New Roman1" fo:font-size="12pt" style:font-size-asian="12pt" style:font-name-complex="Times New Roman2" style:font-size-complex="12pt"/>
    </style:style>
    <style:style style:name="T26" style:family="text">
      <style:text-properties style:font-name="Times New Roman1" fo:font-size="12pt" officeooo:rsid="0034fb8f" style:font-size-asian="12pt" style:font-name-complex="Times New Roman2" style:font-size-complex="12pt"/>
    </style:style>
    <style:style style:name="T27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28" style:family="text">
      <style:text-properties style:font-name="Times New Roman1" fo:font-size="12pt" fo:language="en" fo:country="US" officeooo:rsid="0034fb8f" style:font-size-asian="12pt" style:font-name-complex="Times New Roman2" style:font-size-complex="12pt"/>
    </style:style>
    <style:style style:name="T29" style:family="text">
      <style:text-properties style:font-name="Times New Roman1" fo:font-size="12pt" fo:language="en" fo:country="US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style:font-name="Times New Roman1" fo:font-weight="normal" style:font-name-asian="Times New Roman2" style:font-weight-asian="normal" style:font-name-complex="Times New Roman2" style:font-weight-complex="normal"/>
    </style:style>
    <style:style style:name="T32" style:family="text">
      <style:text-properties style:font-name="Times New Roman1" fo:language="en" fo:country="US" fo:font-weight="normal" style:font-name-asian="Times New Roman2" style:font-weight-asian="normal" style:font-name-complex="Times New Roman2" style:font-weight-complex="normal"/>
    </style:style>
    <style:style style:name="T33" style:family="text">
      <style:text-properties style:font-name="Times New Roman1" fo:language="en" fo:country="US" style:font-name-complex="Times New Roman2"/>
    </style:style>
    <style:style style:name="T34" style:family="text">
      <style:text-properties style:font-name="Times New Roman1" fo:language="en" fo:country="US" officeooo:rsid="0034fb8f" style:font-name-complex="Times New Roman2"/>
    </style:style>
    <style:style style:name="T35" style:family="text">
      <style:text-properties style:font-name="Times New Roman1" style:font-name-complex="Times New Roman2"/>
    </style:style>
    <style:style style:name="T36" style:family="text">
      <style:text-properties style:font-name="Times New Roman1" officeooo:rsid="0034fb8f" style:font-name-complex="Times New Roman2"/>
    </style:style>
    <style:style style:name="T37" style:family="text">
      <style:text-properties fo:color="#6aab73" loext:opacity="100%" style:font-name="Times New Roman1" fo:font-size="14pt" fo:language="en" fo:country="US" fo:font-weight="bold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38" style:family="text">
      <style:text-properties fo:color="#6aab73" loext:opacity="100%" style:font-name="Times New Roman1" fo:font-size="14pt" fo:language="en" fo:country="US" fo:font-weight="bold" officeooo:rsid="0034fb8f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39" style:family="text">
      <style:text-properties officeooo:rsid="002c1799"/>
    </style:style>
    <style:style style:name="T40" style:family="text">
      <style:text-properties officeooo:rsid="003443ec"/>
    </style:style>
    <style:style style:name="T41" style:family="text">
      <style:text-properties officeooo:rsid="0034fb8f"/>
    </style:style>
    <style:style style:name="T42" style:family="text">
      <style:text-properties fo:language="en" fo:country="US"/>
    </style:style>
    <style:style style:name="T43" style:family="text">
      <style:text-properties fo:font-size="12pt" fo:language="en" fo:country="US" style:font-size-asian="12pt" style:font-size-complex="1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000000" loext:opacity="100%" style:font-name="Times New Roman1" fo:font-size="14pt" fo:language="en" fo:country="US" fo:font-weight="bold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46" style:family="text">
      <style:text-properties fo:color="#000000" loext:opacity="100%" style:font-name="Times New Roman1" fo:font-size="14pt" fo:language="en" fo:country="US" fo:font-weight="bold" officeooo:rsid="0034fb8f" fo:background-color="#ffffff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осковский авиационный институт (национальный исследовательский университет)</text:p>
      <text:p text:style-name="P5"/>
      <text:p text:style-name="P22">Институт информационных технологий и прикладной математики </text:p>
      <text:p text:style-name="P22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6">Лабораторная работа по предмету "</text:span><text:span text:style-name="T10">О</text:span><text:span text:style-name="T6">перационные системы" №</text:span><text:span text:style-name="T8">4</text:span></text:p>
      <text:p text:style-name="P7"/>
      <text:p text:style-name="P7"/>
      <text:p text:style-name="P7"/>
      <text:p text:style-name="P7"/>
      <text:p text:style-name="P8"/>
      <text:p text:style-name="P7"/>
      <text:p text:style-name="P24"><text:span text:style-name="T1">Студент: </text:span><text:span text:style-name="T3">Диёров Д.У.</text:span></text:p>
      <text:p text:style-name="P6">Преподаватель: Миронов Е.С.</text:p>
      <text:p text:style-name="P6">Группа: М8О-207Б-22</text:p>
      <text:p text:style-name="P25"><text:span text:style-name="T1">Дата:</text:span><text:span text:style-name="T2"> </text:span><text:span text:style-name="T5">8</text:span><text:span text:style-name="T2">.</text:span><text:span text:style-name="T5">10</text:span><text:span text:style-name="T2">.202</text:span><text:span text:style-name="T4">3</text:span><text:span text:style-name="T1"> </text:span></text:p>
      <text:p text:style-name="P6">Оценка: </text:p>
      <text:p text:style-name="P6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738_2004454639" text:style-name="Index_20_Link" text:visited-style-name="Index_20_Link">Цель работы<text:tab/>3</text:a></text:p>
          <text:p text:style-name="P23"><text:a xlink:type="simple" xlink:href="#__RefHeading__740_2004454639" text:style-name="Index_20_Link" text:visited-style-name="Index_20_Link">Постановка задачи<text:tab/>3</text:a></text:p>
          <text:p text:style-name="P23"><text:a xlink:type="simple" xlink:href="#__RefHeading__742_2004454639" text:style-name="Index_20_Link" text:visited-style-name="Index_20_Link">Общие сведения о программе<text:tab/>4</text:a></text:p>
          <text:p text:style-name="P23"><text:a xlink:type="simple" xlink:href="#__RefHeading__744_2004454639" text:style-name="Index_20_Link" text:visited-style-name="Index_20_Link">Общий алгоритм решения<text:tab/>5</text:a></text:p>
          <text:p text:style-name="P23"><text:a xlink:type="simple" xlink:href="#__RefHeading__746_2004454639" text:style-name="Index_20_Link" text:visited-style-name="Index_20_Link">Реализация<text:tab/>5</text:a></text:p>
          <text:p text:style-name="P23"><text:a xlink:type="simple" xlink:href="#__RefHeading__748_2004454639" text:style-name="Index_20_Link" text:visited-style-name="Index_20_Link">Пример работы<text:tab/>7</text:a></text:p>
          <text:p text:style-name="P23"><text:a xlink:type="simple" xlink:href="#__RefHeading__750_2004454639" text:style-name="Index_20_Link" text:visited-style-name="Index_20_Link">Вывод<text:tab/>7</text:a></text:p>
        </text:index-body>
      </text:table-of-content>
      <text:p text:style-name="P12"/>
      <text:list xml:id="list3819684691" text:style-name="Outline">
        <text:list-item>
          <text:h text:style-name="P35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1">Целью является приобретение практических навыков в:</text:p>
      <text:list xml:id="list657358744" text:style-name="L1">
        <text:list-item>
          <text:p text:style-name="P48">Создание динамических библиотек</text:p>
        </text:list-item>
        <text:list-item>
          <text:p text:style-name="P48">Создание программ, которые используют функции динамических библиотек</text:p>
        </text:list-item>
      </text:list>
      <text:list xml:id="list115349411813933" text:continue-list="list3819684691" text:style-name="Outline">
        <text:list-item>
          <text:h text:style-name="P36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50">Требуется создать динамические библиотеки, которые реализуют определенный функционал. </text:p>
      <text:p text:style-name="P50">Далее использовать данные библиотеки 2-мя способами:</text:p>
      <text:p text:style-name="P50">Во время компиляции (на этапе «линковки»/linking)</text:p>
      <text:p text:style-name="P50">Во время исполнения программы. Библиотеки загружаются в память с помощью </text:p>
      <text:p text:style-name="P50">интерфейса ОС для работы с динамическими библиотеками</text:p>
      <text:p text:style-name="P28"><text:span text:style-name="T12">Вариант </text:span><text:span text:style-name="T16">20</text:span><text:span text:style-name="T13">.</text:span></text:p>
      <text:p text:style-name="P14">Подсчёт количества простых чисел на отрезке [A, B] (A, B — натуральные).</text:p>
      <text:p text:style-name="P14">Перевод числа x из десятичной системы счисления в другую.</text:p>
      <text:p text:style-name="P13"/>
      <text:list xml:id="list115350092614556" text:continue-numbering="true" text:style-name="Outline">
        <text:list-item>
          <text:h text:style-name="P36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54"><text:span text:style-name="T35">Программа написана на языке Си. Операционная система – </text:span><text:span text:style-name="T33">Ubuntu</text:span><text:span text:style-name="T35">.</text:span></text:p>
      <text:p text:style-name="P54"><text:span text:style-name="T35">Реализации контрактов описаны в файлах </text:span><text:span text:style-name="T36">realization1</text:span><text:span text:style-name="T35">.</text:span><text:span text:style-name="T33">c</text:span><text:span text:style-name="T35"> и </text:span><text:span text:style-name="T36">realization2</text:span><text:span text:style-name="T35">.</text:span><text:span text:style-name="T33">c</text:span><text:span text:style-name="T35">.</text:span></text:p>
      <text:p text:style-name="P54"><text:span text:style-name="T35">Сборка программы производится с использованием </text:span><text:span text:style-name="T33">makefile</text:span><text:span text:style-name="T35">. Для подключения библиотеки на этапе компиляции выполняются следующие действия:</text:span></text:p>
      <text:list xml:id="list3521249779" text:style-name="WWNum3">
        <text:list-item>
          <text:p text:style-name="P42"><text:span text:style-name="T35">Получение объектного файла основной программы.</text:span></text:p>
        </text:list-item>
        <text:list-item>
          <text:p text:style-name="P42"><text:span text:style-name="T35">Компиляция файла библиотеки с ключом -</text:span><text:span text:style-name="T33">shared</text:span><text:span text:style-name="T35">. Получаем </text:span><text:span text:style-name="T33">.so </text:span><text:span text:style-name="T35">файл.</text:span></text:p>
        </text:list-item>
        <text:list-item>
          <text:p text:style-name="P42"><text:span text:style-name="T35">Линковка библиотеки и объектного файла основной программы.</text:span></text:p>
        </text:list-item>
        <text:list-item>
          <text:p text:style-name="P42"><text:span text:style-name="T35">Указание пути к библиотеке в переменной </text:span><text:span text:style-name="T33">LD</text:span><text:span text:style-name="T35">_</text:span><text:span text:style-name="T33">LIBRARY</text:span><text:span text:style-name="T35">_</text:span><text:span text:style-name="T33">PATH</text:span><text:span text:style-name="T35">. </text:span></text:p>
        </text:list-item>
      </text:list>
      <text:p text:style-name="P43"><text:span text:style-name="T33">export LD_LIBRARY_PATH=/home/</text:span><text:span text:style-name="T34">satori</text:span><text:span text:style-name="T33">/os_lab5:$LD_LIBRARY_PATH</text:span></text:p>
      <text:p text:style-name="P52"><text:span text:style-name="T42">Для динамической загрузки библиотек используются средства библиотеки dlfcn.h.</text:span></text:p>
      <text:list xml:id="list115349569220530" text:continue-list="list115350092614556" text:style-name="Outline">
        <text:list-item>
          <text:h text:style-name="P36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54"><text:span text:style-name="T35">Программа принимает на вход неограниченное количество команд следующего вида:</text:span></text:p>
      <text:list xml:id="list4078278998" text:style-name="WWNum2">
        <text:list-item>
          <text:p text:style-name="P41"><text:span text:style-name="T31">0: переключение библиотеки. Выполняется при помощи функций </text:span><text:span text:style-name="T32">dlopen</text:span><text:span text:style-name="T31">, </text:span><text:span text:style-name="T32">dlclose</text:span><text:span text:style-name="T31">, </text:span><text:span text:style-name="T32">dlsym</text:span><text:span text:style-name="T31">, </text:span><text:span text:style-name="T32">dlerror</text:span><text:span text:style-name="T31">. Все системные ошибки обрабатываются.</text:span></text:p>
        </text:list-item>
      </text:list>
      <text:p text:style-name="P21"/>
      <text:list xml:id="list115350488054122" text:continue-list="list115349569220530" text:style-name="Outline">
        <text:list-item>
          <text:h text:style-name="P36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7"><text:span text:style-name="T41">realization1</text:span>.c</text:p>
      <text:p text:style-name="P18">-----------------------------------------------------------</text:p>
      <text:p text:style-name="P44">#include &lt;stdio.h&gt;</text:p>
      <text:p text:style-name="P44">#include &lt;stdlib.h&gt;</text:p>
      <text:p text:style-name="P44"/>
      <text:p text:style-name="P44"/>
      <text:p text:style-name="P44">int PrimeCount(int A, int B){</text:p>
      <text:p text:style-name="P44"><text:s text:c="4"/>printf("Function from 1\n");</text:p>
      <text:p text:style-name="P44"><text:s text:c="4"/>const int MAX_COUNT = 100;</text:p>
      <text:p text:style-name="P44"><text:s text:c="4"/>int count = 0;</text:p>
      <text:p text:style-name="P44"><text:s text:c="4"/>if(B-A&gt;MAX_COUNT){</text:p>
      <text:p text:style-name="P44"><text:s text:c="8"/>return -1;</text:p>
      <text:p text:style-name="P44"><text:s text:c="4"/>}</text:p>
      <text:p text:style-name="P44"><text:s text:c="4"/>for(int interval_index=A;interval_index&lt;=B;++interval_index){</text:p>
      <text:p text:style-name="P44"><text:s text:c="8"/>char is_prime=1;</text:p>
      <text:p text:style-name="P44"><text:s text:c="8"/>for(int second_index=2;second_index&lt;interval_index;++second_index){</text:p>
      <text:p text:style-name="P44"><text:s text:c="12"/>if(interval_index%second_index==0){</text:p>
      <text:p text:style-name="P44"><text:s text:c="16"/>is_prime = 0;</text:p>
      <text:p text:style-name="P44"><text:s text:c="16"/>break;</text:p>
      <text:p text:style-name="P44"><text:s text:c="12"/>}</text:p>
      <text:p text:style-name="P44"><text:s text:c="8"/>}</text:p>
      <text:p text:style-name="P44"><text:s text:c="8"/>if(is_prime){</text:p>
      <text:p text:style-name="P44"><text:s text:c="12"/>++count;</text:p>
      <text:p text:style-name="P44"><text:s text:c="8"/>}</text:p>
      <text:p text:style-name="P44"><text:s text:c="4"/>}</text:p>
      <text:p text:style-name="P44"><text:s text:c="4"/>return count;</text:p>
      <text:p text:style-name="P44">}</text:p>
      <text:p text:style-name="P44"/>
      <text:p text:style-name="P44"/>
      <text:p text:style-name="P44">char* translation(long number) {</text:p>
      <text:p text:style-name="P44"><text:soft-page-break/><text:s text:c="4"/>printf("Function from 1\n");</text:p>
      <text:p text:style-name="P44"/>
      <text:p text:style-name="P44"><text:s text:c="4"/>int number_one = number;</text:p>
      <text:p text:style-name="P44"><text:s text:c="4"/>int length = 0;</text:p>
      <text:p text:style-name="P44"><text:s text:c="4"/></text:p>
      <text:p text:style-name="P44"><text:s text:c="4"/>while (number_one &gt; 0) {</text:p>
      <text:p text:style-name="P44"><text:s text:c="8"/>number_one = number_one / 2;</text:p>
      <text:p text:style-name="P44"><text:s text:c="8"/>length++;</text:p>
      <text:p text:style-name="P44"><text:s text:c="4"/>}</text:p>
      <text:p text:style-name="P44"><text:s text:c="4"/></text:p>
      <text:p text:style-name="P44"><text:s text:c="4"/>char* binary = malloc((length + 1) * sizeof(char));</text:p>
      <text:p text:style-name="P44"><text:s text:c="4"/></text:p>
      <text:p text:style-name="P44"><text:s text:c="4"/>int binary_index = length - 1;</text:p>
      <text:p text:style-name="P44"><text:s text:c="4"/>while (number &gt; 0) {</text:p>
      <text:p text:style-name="P44"><text:s text:c="8"/>binary[binary_index] = (number % 2) + '0';</text:p>
      <text:p text:style-name="P44"><text:s text:c="8"/>number = number / 2;</text:p>
      <text:p text:style-name="P44"><text:s text:c="8"/>binary_index--;</text:p>
      <text:p text:style-name="P44"><text:s text:c="4"/>}</text:p>
      <text:p text:style-name="P44"><text:s text:c="4"/></text:p>
      <text:p text:style-name="P44"><text:s text:c="4"/>binary[length] = '\0'; </text:p>
      <text:p text:style-name="P44"><text:s text:c="4"/></text:p>
      <text:p text:style-name="P44"><text:s text:c="4"/>return binary;</text:p>
      <text:p text:style-name="P44">}</text:p>
      <text:p text:style-name="P44"/>
      <text:p text:style-name="P49">-----------------------------------------------------------</text:p>
      <text:p text:style-name="P19"><text:span text:style-name="T41">realization2</text:span>.c</text:p>
      <text:p text:style-name="P30">---------------------------------------------------------------------------</text:p>
      <text:p text:style-name="P45"><text:span text:style-name="T37">#include &lt;stdio.h&gt;</text:span></text:p>
      <text:p text:style-name="P45"><text:span text:style-name="T37">#include &lt;stdlib.h&gt;</text:span></text:p>
      <text:p text:style-name="P45"><text:span text:style-name="T37"/></text:p>
      <text:p text:style-name="P45"><text:span text:style-name="T37"/></text:p>
      <text:p text:style-name="P45"><text:span text:style-name="T37">int PrimeCount(int A, int B){</text:span></text:p>
      <text:p text:style-name="P45"><text:span text:style-name="T37"><text:s text:c="4"/>printf("Function from 2\n");</text:span></text:p>
      <text:p text:style-name="P45"><text:span text:style-name="T37"><text:s text:c="4"/>char* is_prime = malloc(sizeof(char)*(B + 1));</text:span></text:p>
      <text:p text:style-name="P45"><text:span text:style-name="T37"><text:s text:c="4"/>for(int is_prime_index=0;is_prime_index&lt;B+1;++is_prime_index){</text:span></text:p>
      <text:p text:style-name="P45"><text:span text:style-name="T37"><text:s text:c="8"/>is_prime[is_prime_index] = 1;</text:span></text:p>
      <text:p text:style-name="P45"><text:span text:style-name="T37"><text:s text:c="4"/>}</text:span></text:p>
      <text:p text:style-name="P45"><text:span text:style-name="T37"><text:s text:c="4"/></text:span></text:p>
      <text:p text:style-name="P45"><text:span text:style-name="T37"><text:s text:c="4"/>is_prime[0] = 0;</text:span></text:p>
      <text:p text:style-name="P45"><text:span text:style-name="T37"><text:s text:c="4"/>is_prime[1] = 0;</text:span></text:p>
      <text:p text:style-name="P45"><text:soft-page-break/><text:span text:style-name="T37"><text:s text:c="4"/></text:span></text:p>
      <text:p text:style-name="P45"><text:span text:style-name="T37"><text:s text:c="4"/>for (int is_prime_index = 2; is_prime_index * is_prime_index &lt;= B; is_prime_index++) {</text:span></text:p>
      <text:p text:style-name="P45"><text:span text:style-name="T37"><text:s text:c="8"/>if (is_prime[is_prime_index]) {</text:span></text:p>
      <text:p text:style-name="P45"><text:span text:style-name="T37"><text:s text:c="12"/>for (int second_index = is_prime_index * is_prime_index; second_index &lt;= B; second_index += is_prime_index) {</text:span></text:p>
      <text:p text:style-name="P45"><text:span text:style-name="T37"><text:s text:c="16"/>is_prime[second_index] = 0;</text:span></text:p>
      <text:p text:style-name="P45"><text:span text:style-name="T37"><text:s text:c="12"/>}</text:span></text:p>
      <text:p text:style-name="P45"><text:span text:style-name="T37"><text:s text:c="8"/>}</text:span></text:p>
      <text:p text:style-name="P45"><text:span text:style-name="T37"><text:s text:c="4"/>}</text:span></text:p>
      <text:p text:style-name="P45"><text:span text:style-name="T37"><text:s text:c="4"/>int count = 0;</text:span></text:p>
      <text:p text:style-name="P45"><text:span text:style-name="T37"><text:s text:c="4"/>for (int check_prime = A; check_prime &lt;= B; check_prime++) {</text:span></text:p>
      <text:p text:style-name="P45"><text:span text:style-name="T37"><text:s text:c="8"/>if (is_prime[check_prime]) {</text:span></text:p>
      <text:p text:style-name="P45"><text:span text:style-name="T37"><text:s text:c="12"/>count++;</text:span></text:p>
      <text:p text:style-name="P45"><text:span text:style-name="T37"><text:s text:c="8"/>}</text:span></text:p>
      <text:p text:style-name="P45"><text:span text:style-name="T37"><text:s text:c="4"/>}</text:span></text:p>
      <text:p text:style-name="P45"><text:span text:style-name="T37"><text:s text:c="4"/></text:span></text:p>
      <text:p text:style-name="P45"><text:span text:style-name="T37"><text:s text:c="4"/>return count; <text:s text:c="2"/></text:span></text:p>
      <text:p text:style-name="P45"><text:span text:style-name="T37">}</text:span></text:p>
      <text:p text:style-name="P45"><text:span text:style-name="T37"/></text:p>
      <text:p text:style-name="P45"><text:span text:style-name="T37"/></text:p>
      <text:p text:style-name="P45"><text:span text:style-name="T37">char* translation(long number){</text:span></text:p>
      <text:p text:style-name="P45"><text:span text:style-name="T37"><text:s text:c="4"/>printf("Function from 2\n");</text:span></text:p>
      <text:p text:style-name="P45"><text:span text:style-name="T37"><text:s text:c="4"/>int number_one = number;</text:span></text:p>
      <text:p text:style-name="P45"><text:span text:style-name="T37"><text:s text:c="4"/>int length = 0;</text:span></text:p>
      <text:p text:style-name="P45"><text:span text:style-name="T37"><text:s text:c="4"/></text:span></text:p>
      <text:p text:style-name="P45"><text:span text:style-name="T37"><text:s text:c="4"/>while (number_one &gt; 0) {</text:span></text:p>
      <text:p text:style-name="P45"><text:span text:style-name="T37"><text:s text:c="8"/>number_one = number_one / 3;</text:span></text:p>
      <text:p text:style-name="P45"><text:span text:style-name="T37"><text:s text:c="8"/>length++;</text:span></text:p>
      <text:p text:style-name="P45"><text:span text:style-name="T37"><text:s text:c="4"/>}</text:span></text:p>
      <text:p text:style-name="P45"><text:span text:style-name="T37"><text:s text:c="4"/></text:span></text:p>
      <text:p text:style-name="P45"><text:span text:style-name="T37"><text:s text:c="4"/>char* binary = malloc((length + 1) * sizeof(char));</text:span></text:p>
      <text:p text:style-name="P45"><text:span text:style-name="T37"><text:s text:c="4"/></text:span></text:p>
      <text:p text:style-name="P45"><text:span text:style-name="T37"><text:s text:c="4"/>int binary_index = length - 1;</text:span></text:p>
      <text:p text:style-name="P45"><text:span text:style-name="T37"><text:s text:c="4"/>while (number &gt; 0) {</text:span></text:p>
      <text:p text:style-name="P45"><text:span text:style-name="T37"><text:s text:c="8"/>binary[binary_index] = (number % 3) + '0';</text:span></text:p>
      <text:p text:style-name="P45"><text:span text:style-name="T37"><text:s text:c="8"/>number = number / 3;</text:span></text:p>
      <text:p text:style-name="P45"><text:span text:style-name="T37"><text:s text:c="8"/>binary_index--;</text:span></text:p>
      <text:p text:style-name="P45"><text:span text:style-name="T37"><text:s text:c="4"/>}</text:span></text:p>
      <text:p text:style-name="P45"><text:span text:style-name="T37"><text:s text:c="4"/></text:span></text:p>
      <text:p text:style-name="P45"><text:span text:style-name="T37"><text:s text:c="4"/>binary[length] = '\0'; </text:span></text:p>
      <text:p text:style-name="P45"><text:soft-page-break/><text:span text:style-name="T37"><text:s text:c="4"/></text:span></text:p>
      <text:p text:style-name="P45"><text:span text:style-name="T37"><text:s text:c="4"/>return binary;</text:span></text:p>
      <text:p text:style-name="P45"><text:span text:style-name="T37">}</text:span></text:p>
      <text:p text:style-name="P45"><text:span text:style-name="T37"/></text:p>
      <text:p text:style-name="P45"><text:span text:style-name="T46">dyn.c</text:span></text:p>
      <text:p text:style-name="P45"><text:span text:style-name="T37">#include &lt;dlfcn.h&gt;</text:span></text:p>
      <text:p text:style-name="P45"><text:span text:style-name="T37">#include &lt;stdio.h&gt;</text:span></text:p>
      <text:p text:style-name="P45"><text:span text:style-name="T37">#include &lt;stdlib.h&gt;</text:span></text:p>
      <text:p text:style-name="P45"><text:span text:style-name="T37"/></text:p>
      <text:p text:style-name="P45"><text:span text:style-name="T37">void check(void* value, void* ok_value, char* message){</text:span></text:p>
      <text:p text:style-name="P45"><text:span text:style-name="T37"><text:s text:c="4"/>if(value!=ok_value){</text:span></text:p>
      <text:p text:style-name="P45"><text:span text:style-name="T37"><text:s text:c="8"/>printf("%s\n", message);</text:span></text:p>
      <text:p text:style-name="P45"><text:span text:style-name="T37"><text:s text:c="4"/>}</text:span></text:p>
      <text:p text:style-name="P45"><text:span text:style-name="T37">}</text:span></text:p>
      <text:p text:style-name="P45"><text:span text:style-name="T37">void check_wrong(void* value, void* wrong_value, char* message){</text:span></text:p>
      <text:p text:style-name="P45"><text:span text:style-name="T37"><text:s text:c="4"/>if(value==wrong_value){</text:span></text:p>
      <text:p text:style-name="P45"><text:span text:style-name="T37"><text:s text:c="8"/>printf("%s\n", message);</text:span></text:p>
      <text:p text:style-name="P45"><text:span text:style-name="T37"><text:s text:c="4"/>}</text:span></text:p>
      <text:p text:style-name="P45"><text:span text:style-name="T37">}</text:span></text:p>
      <text:p text:style-name="P45"><text:span text:style-name="T37">void check_int(int value, int wrong_value, char* message){</text:span></text:p>
      <text:p text:style-name="P45"><text:span text:style-name="T37"><text:s text:c="4"/>if(value!=wrong_value){</text:span></text:p>
      <text:p text:style-name="P45"><text:span text:style-name="T37"><text:s text:c="8"/>printf("%s\n", message);</text:span></text:p>
      <text:p text:style-name="P45"><text:span text:style-name="T37"><text:s text:c="4"/>}</text:span></text:p>
      <text:p text:style-name="P45"><text:span text:style-name="T37">}</text:span></text:p>
      <text:p text:style-name="P45"><text:span text:style-name="T37"/></text:p>
      <text:p text:style-name="P45"><text:span text:style-name="T37">const char* DYN_LIB_ONE = "./libDyn1.so";</text:span></text:p>
      <text:p text:style-name="P45"><text:span text:style-name="T37">const char* DYN_LIB_TWO = "./libDyn2.so";</text:span></text:p>
      <text:p text:style-name="P45"><text:span text:style-name="T37"/></text:p>
      <text:p text:style-name="P45"><text:span text:style-name="T37">const char* PRIME_COUNT_NAME = "PrimeCount";</text:span></text:p>
      <text:p text:style-name="P45"><text:span text:style-name="T37">const char* TRANSLATION_NAME = "translation";</text:span></text:p>
      <text:p text:style-name="P45"><text:span text:style-name="T37"/></text:p>
      <text:p text:style-name="P45"><text:span text:style-name="T37">int main(){</text:span></text:p>
      <text:p text:style-name="P45"><text:span text:style-name="T37"><text:s text:c="4"/>int library_number = 1;</text:span></text:p>
      <text:p text:style-name="P45"><text:span text:style-name="T37"><text:s text:c="4"/>void* handle = dlopen(DYN_LIB_ONE, RTLD_LAZY);</text:span></text:p>
      <text:p text:style-name="P45"><text:span text:style-name="T37"><text:s text:c="4"/>check_wrong(handle, NULL, "Can't open dynamic library");</text:span></text:p>
      <text:p text:style-name="P45"><text:span text:style-name="T37"><text:s text:c="4"/>int (*PrimeCount)(int, int);</text:span></text:p>
      <text:p text:style-name="P45"><text:span text:style-name="T37"><text:s text:c="4"/>char* (*translation)(long);</text:span></text:p>
      <text:p text:style-name="P45"><text:span text:style-name="T37"/></text:p>
      <text:p text:style-name="P45"><text:span text:style-name="T37"><text:s text:c="4"/>PrimeCount = dlsym(handle, PRIME_COUNT_NAME);</text:span></text:p>
      <text:p text:style-name="P45"><text:span text:style-name="T37"><text:s text:c="4"/>translation = dlsym(handle, TRANSLATION_NAME);</text:span></text:p>
      <text:p text:style-name="P45"><text:span text:style-name="T37"><text:s text:c="4"/>char* error = dlerror();</text:span></text:p>
      <text:p text:style-name="P45"><text:soft-page-break/><text:span text:style-name="T37"><text:s text:c="4"/>check(error, NULL, error);</text:span></text:p>
      <text:p text:style-name="P45"><text:span text:style-name="T37"/></text:p>
      <text:p text:style-name="P45"><text:span text:style-name="T37"><text:s text:c="4"/>char* translation_answer;</text:span></text:p>
      <text:p text:style-name="P45"><text:span text:style-name="T37"><text:s text:c="4"/>int A, B, prime_count_answer, query;</text:span></text:p>
      <text:p text:style-name="P45"><text:span text:style-name="T37"><text:s text:c="4"/>long x;</text:span></text:p>
      <text:p text:style-name="P45"><text:span text:style-name="T37"><text:s text:c="4"/>while(scanf("%d", &amp;query)&gt;0){</text:span></text:p>
      <text:p text:style-name="P45"><text:span text:style-name="T37"><text:s text:c="8"/>if(query==0){</text:span></text:p>
      <text:p text:style-name="P45"><text:span text:style-name="T37"><text:s text:c="12"/>check_int(dlclose(handle), 0, "Error in closing dynamic library");</text:span></text:p>
      <text:p text:style-name="P45"><text:span text:style-name="T37"><text:s text:c="12"/>if (library_number) {</text:span></text:p>
      <text:p text:style-name="P45"><text:span text:style-name="T37"><text:s text:c="16"/>handle = dlopen(DYN_LIB_TWO, RTLD_LAZY);</text:span></text:p>
      <text:p text:style-name="P45"><text:span text:style-name="T37"><text:s text:c="12"/>} else {</text:span></text:p>
      <text:p text:style-name="P45"><text:span text:style-name="T37"><text:s text:c="16"/>handle = dlopen(DYN_LIB_ONE, RTLD_LAZY);</text:span></text:p>
      <text:p text:style-name="P45"><text:span text:style-name="T37"><text:s text:c="12"/>}</text:span></text:p>
      <text:p text:style-name="P45"><text:span text:style-name="T37"><text:s text:c="12"/>check_wrong(handle, NULL, "Error opening dynamic library");</text:span></text:p>
      <text:p text:style-name="P45"><text:span text:style-name="T37"><text:s text:c="12"/>PrimeCount = dlsym(handle, PRIME_COUNT_NAME);</text:span></text:p>
      <text:p text:style-name="P45"><text:span text:style-name="T37"><text:s text:c="12"/>translation = dlsym(handle, TRANSLATION_NAME);</text:span></text:p>
      <text:p text:style-name="P45"><text:span text:style-name="T37"><text:s text:c="12"/>error = dlerror();</text:span></text:p>
      <text:p text:style-name="P45"><text:span text:style-name="T37"><text:s text:c="12"/>check(error, NULL, "Error");</text:span></text:p>
      <text:p text:style-name="P45"><text:span text:style-name="T37"><text:s text:c="12"/>printf("Current library: %d\n", library_number+1);</text:span></text:p>
      <text:p text:style-name="P45"><text:span text:style-name="T37"><text:s text:c="12"/>library_number = library_number ^ 1;</text:span></text:p>
      <text:p text:style-name="P45"><text:span text:style-name="T37"><text:s text:c="12"/>continue;</text:span></text:p>
      <text:p text:style-name="P45"><text:span text:style-name="T37"><text:s text:c="8"/>}</text:span></text:p>
      <text:p text:style-name="P45"><text:span text:style-name="T37"><text:s text:c="8"/>if(query==1){</text:span></text:p>
      <text:p text:style-name="P45"><text:span text:style-name="T37"><text:s text:c="12"/>printf("enter A, B\n");</text:span></text:p>
      <text:p text:style-name="P45"><text:span text:style-name="T37"><text:s text:c="12"/>scanf("%d %d", &amp;A, &amp;B);</text:span></text:p>
      <text:p text:style-name="P45"><text:span text:style-name="T37"><text:s text:c="12"/>prime_count_answer = PrimeCount(A,B);</text:span></text:p>
      <text:p text:style-name="P45"><text:span text:style-name="T37"><text:s text:c="12"/>printf("1\n");</text:span></text:p>
      <text:p text:style-name="P45"><text:span text:style-name="T37"><text:s text:c="12"/>printf("Answer is: %d\n", prime_count_answer);</text:span></text:p>
      <text:p text:style-name="P45"><text:span text:style-name="T37"><text:s text:c="12"/>continue;</text:span></text:p>
      <text:p text:style-name="P45"><text:span text:style-name="T37"><text:s text:c="8"/>}</text:span></text:p>
      <text:p text:style-name="P45"><text:span text:style-name="T37"><text:s text:c="8"/>if(query==2){</text:span></text:p>
      <text:p text:style-name="P45"><text:span text:style-name="T37"><text:s text:c="12"/>printf("Enter number\n");</text:span></text:p>
      <text:p text:style-name="P45"><text:span text:style-name="T37"><text:s text:c="12"/>scanf("%ld", &amp;x);</text:span></text:p>
      <text:p text:style-name="P45"><text:span text:style-name="T37"><text:s text:c="12"/>translation_answer = translation(x);</text:span></text:p>
      <text:p text:style-name="P45"><text:span text:style-name="T37"><text:s text:c="12"/>printf("Answer is: %s\n", translation_answer);</text:span></text:p>
      <text:p text:style-name="P45"><text:span text:style-name="T37"><text:s text:c="12"/>free(translation_answer);</text:span></text:p>
      <text:p text:style-name="P45"><text:span text:style-name="T37"><text:s text:c="12"/>translation_answer=NULL;</text:span></text:p>
      <text:p text:style-name="P45"><text:span text:style-name="T37"><text:s text:c="12"/>continue;</text:span></text:p>
      <text:p text:style-name="P45"><text:span text:style-name="T37"><text:s text:c="8"/>}</text:span></text:p>
      <text:p text:style-name="P45"><text:span text:style-name="T37"><text:s text:c="8"/>if(query==-1){</text:span></text:p>
      <text:p text:style-name="P45"><text:span text:style-name="T37"><text:s text:c="12"/>break;</text:span></text:p>
      <text:p text:style-name="P45"><text:soft-page-break/><text:span text:style-name="T37"><text:s text:c="8"/>}</text:span></text:p>
      <text:p text:style-name="P45"><text:span text:style-name="T37"><text:s text:c="4"/>}</text:span></text:p>
      <text:p text:style-name="P45"><text:span text:style-name="T37"><text:s text:c="4"/>printf("End\n");</text:span></text:p>
      <text:p text:style-name="P45"><text:span text:style-name="T37"><text:s text:c="4"/>check_int(dlclose(handle), 0, "Error closing dynamic library!\n");</text:span></text:p>
      <text:p text:style-name="P45"><text:span text:style-name="T37">}</text:span></text:p>
      <text:p text:style-name="P45"><text:span text:style-name="T37"/></text:p>
      <text:p text:style-name="P46"><text:span text:style-name="T46">s</text:span><text:span text:style-name="T45">tatic.c</text:span></text:p>
      <text:p text:style-name="P46"><text:span text:style-name="T46"/></text:p>
      <text:p text:style-name="P45"><text:span text:style-name="T37">#include &lt;stdio.h&gt;</text:span></text:p>
      <text:p text:style-name="P45"><text:span text:style-name="T37">#include &lt;stdlib.h&gt;</text:span></text:p>
      <text:p text:style-name="P45"><text:span text:style-name="T37"/></text:p>
      <text:p text:style-name="P45"><text:span text:style-name="T37">extern int PrimeCount(int A, int B);</text:span></text:p>
      <text:p text:style-name="P45"><text:span text:style-name="T37">extern char* translation(long number);</text:span></text:p>
      <text:p text:style-name="P45"><text:span text:style-name="T37"/></text:p>
      <text:p text:style-name="P45"><text:span text:style-name="T37">void check(void* value, void* ok_value, char* message){</text:span></text:p>
      <text:p text:style-name="P45"><text:span text:style-name="T37"><text:s text:c="4"/>if(value!=ok_value){</text:span></text:p>
      <text:p text:style-name="P45"><text:span text:style-name="T37"><text:s text:c="8"/>printf("%s\n", message);</text:span></text:p>
      <text:p text:style-name="P45"><text:span text:style-name="T37"><text:s text:c="4"/>}</text:span></text:p>
      <text:p text:style-name="P45"><text:span text:style-name="T37">}</text:span></text:p>
      <text:p text:style-name="P45"><text:span text:style-name="T37">void check_wrong(void* value, void* wrong_value, char* message){</text:span></text:p>
      <text:p text:style-name="P45"><text:span text:style-name="T37"><text:s text:c="4"/>if(value==wrong_value){</text:span></text:p>
      <text:p text:style-name="P45"><text:span text:style-name="T37"><text:s text:c="8"/>printf("%s\n", message);</text:span></text:p>
      <text:p text:style-name="P45"><text:span text:style-name="T37"><text:s text:c="4"/>}</text:span></text:p>
      <text:p text:style-name="P45"><text:span text:style-name="T37">}</text:span></text:p>
      <text:p text:style-name="P45"><text:span text:style-name="T37">void check1(int value, int wrong_value, char* message){</text:span></text:p>
      <text:p text:style-name="P45"><text:span text:style-name="T37"><text:s text:c="4"/>if(value!=wrong_value){</text:span></text:p>
      <text:p text:style-name="P45"><text:span text:style-name="T37"><text:s text:c="8"/>printf("%s\n", message);</text:span></text:p>
      <text:p text:style-name="P45"><text:span text:style-name="T37"><text:s text:c="4"/>}</text:span></text:p>
      <text:p text:style-name="P45"><text:span text:style-name="T37">}</text:span></text:p>
      <text:p text:style-name="P45"><text:span text:style-name="T37"/></text:p>
      <text:p text:style-name="P45"><text:span text:style-name="T37"/></text:p>
      <text:p text:style-name="P45"><text:span text:style-name="T37">int main(){</text:span></text:p>
      <text:p text:style-name="P45"><text:span text:style-name="T37"><text:s text:c="4"/>char* translation_answer;</text:span></text:p>
      <text:p text:style-name="P45"><text:span text:style-name="T37"><text:s text:c="4"/>int A, B, prime_count_answer, query;</text:span></text:p>
      <text:p text:style-name="P45"><text:span text:style-name="T37"><text:s text:c="4"/>long number;</text:span></text:p>
      <text:p text:style-name="P45"><text:span text:style-name="T37"><text:s text:c="4"/>while(scanf("%d", &amp;query)&gt;0){</text:span></text:p>
      <text:p text:style-name="P45"><text:span text:style-name="T37"><text:s text:c="8"/>if(query==1){</text:span></text:p>
      <text:p text:style-name="P45"><text:span text:style-name="T37"><text:s text:c="12"/>printf("enter A, B\n");</text:span></text:p>
      <text:p text:style-name="P45"><text:span text:style-name="T37"><text:s text:c="12"/>scanf("%d %d", &amp;A, &amp;B);</text:span></text:p>
      <text:p text:style-name="P45"><text:span text:style-name="T37"><text:s text:c="12"/>prime_count_answer = PrimeCount(A,B);</text:span></text:p>
      <text:p text:style-name="P45"><text:span text:style-name="T37"><text:s text:c="12"/>printf("Answer is: %d\n", prime_count_answer);</text:span></text:p>
      <text:p text:style-name="P45"><text:soft-page-break/><text:span text:style-name="T37"><text:s text:c="12"/>continue;</text:span></text:p>
      <text:p text:style-name="P45"><text:span text:style-name="T37"><text:s text:c="8"/>}</text:span></text:p>
      <text:p text:style-name="P45"><text:span text:style-name="T37"><text:s text:c="8"/>if(query==2){</text:span></text:p>
      <text:p text:style-name="P45"><text:span text:style-name="T37"><text:s text:c="12"/>printf("Enter number\n");</text:span></text:p>
      <text:p text:style-name="P45"><text:span text:style-name="T37"><text:s text:c="12"/>scanf("%ld", &amp;number);</text:span></text:p>
      <text:p text:style-name="P45"><text:span text:style-name="T37"><text:s text:c="12"/>translation_answer = translation(number);</text:span></text:p>
      <text:p text:style-name="P45"><text:span text:style-name="T37"><text:s text:c="12"/>printf("Answer is: %s\n", translation_answer);</text:span></text:p>
      <text:p text:style-name="P45"><text:span text:style-name="T37"><text:s text:c="12"/>free(translation_answer);</text:span></text:p>
      <text:p text:style-name="P45"><text:span text:style-name="T37"><text:s text:c="12"/>translation_answer=NULL;</text:span></text:p>
      <text:p text:style-name="P45"><text:span text:style-name="T37"><text:s text:c="12"/>continue;</text:span></text:p>
      <text:p text:style-name="P45"><text:span text:style-name="T37"><text:s text:c="8"/>}</text:span></text:p>
      <text:p text:style-name="P45"><text:span text:style-name="T37"><text:s text:c="8"/>if(query==-1){</text:span></text:p>
      <text:p text:style-name="P45"><text:span text:style-name="T37"><text:s text:c="12"/>break;</text:span></text:p>
      <text:p text:style-name="P45"><text:span text:style-name="T37"><text:s text:c="8"/>}</text:span></text:p>
      <text:p text:style-name="P45"><text:span text:style-name="T37"><text:s text:c="4"/>}</text:span></text:p>
      <text:p text:style-name="P45"><text:span text:style-name="T37"><text:s text:c="4"/>printf("End\n");</text:span></text:p>
      <text:p text:style-name="P45"><text:span text:style-name="T37">}</text:span></text:p>
      <text:p text:style-name="P45"/>
      <text:p text:style-name="P45"><text:span text:style-name="T37"/></text:p>
      <text:p text:style-name="P46"><text:span text:style-name="T46">s</text:span><text:span text:style-name="T45">tatic.c</text:span></text:p>
      <text:p text:style-name="P45"><text:span text:style-name="T46"/></text:p>
      <text:p text:style-name="P45"><text:span text:style-name="T18"><text:line-break/></text:span></text:p>
      <text:p text:style-name="P19"/>
      <text:list xml:id="list115350949830867" text:continue-numbering="true" text:style-name="Outline">
        <text:list-item>
          <text:h text:style-name="P38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P53">execve("./main2", ["./main2"], 0x7ffc8e66ab70 /* 52 vars */) = 0</text:p>
      <text:p text:style-name="P53">brk(NULL) <text:s text:c="30"/>= 0x55d5f5558000</text:p>
      <text:p text:style-name="P53">arch_prctl(0x3001 /* ARCH_??? */, 0x7ffdd93f8750) = -1 EINVAL (Недопустимый аргумент)</text:p>
      <text:p text:style-name="P53">mmap(NULL, 8192, PROT_READ|PROT_WRITE, MAP_PRIVATE|MAP_ANONYMOUS, -1, 0) = 0x7f02c732c000</text:p>
      <text:p text:style-name="P53">access("/etc/ld.so.preload", R_OK) <text:s text:c="5"/>= -1 ENOENT (Нет такого файла или каталога)</text:p>
      <text:p text:style-name="P53">openat(AT_FDCWD, "./glibc-hwcaps/x86-64-v3/libc.so.6", O_RDONLY|O_CLOEXEC) = -1 ENOENT (Нет такого файла или каталога)</text:p>
      <text:p text:style-name="P53">openat(AT_FDCWD, "./glibc-hwcaps/x86-64-v2/libc.so.6", O_RDONLY|O_CLOEXEC) = -1 ENOENT (Нет такого файла или каталога)</text:p>
      <text:p text:style-name="P53">openat(AT_FDCWD, "./tls/x86_64/x86_64/libc.so.6", O_RDONLY|O_CLOEXEC) = -1 ENOENT (Нет такого файла или каталога)</text:p>
      <text:p text:style-name="P53">openat(AT_FDCWD, "./tls/x86_64/libc.so.6", O_RDONLY|O_CLOEXEC) = -1 ENOENT (Нет такого файла или каталога)</text:p>
      <text:p text:style-name="P53">openat(AT_FDCWD, "./tls/x86_64/libc.so.6", O_RDONLY|O_CLOEXEC) = -1 ENOENT (Нет такого файла или каталога)</text:p>
      <text:p text:style-name="P53"><text:soft-page-break/>openat(AT_FDCWD, "./tls/libc.so.6", O_RDONLY|O_CLOEXEC) = -1 ENOENT (Нет такого файла или каталога)</text:p>
      <text:p text:style-name="P53">openat(AT_FDCWD, "./x86_64/x86_64/libc.so.6", O_RDONLY|O_CLOEXEC) = -1 ENOENT (Нет такого файла или каталога)</text:p>
      <text:p text:style-name="P53">openat(AT_FDCWD, "./x86_64/libc.so.6", O_RDONLY|O_CLOEXEC) = -1 ENOENT (Нет такого файла или каталога)</text:p>
      <text:p text:style-name="P53">openat(AT_FDCWD, "./x86_64/libc.so.6", O_RDONLY|O_CLOEXEC) = -1 ENOENT (Нет такого файла или каталога)</text:p>
      <text:p text:style-name="P53">openat(AT_FDCWD, "./libc.so.6", O_RDONLY|O_CLOEXEC) = -1 ENOENT (Нет такого файла или каталога)</text:p>
      <text:p text:style-name="P53">openat(AT_FDCWD, "/etc/ld.so.cache", O_RDONLY|O_CLOEXEC) = 3</text:p>
      <text:p text:style-name="P53">newfstatat(3, "", {st_mode=S_IFREG|0644, st_size=76999, ...}, AT_EMPTY_PATH) = 0</text:p>
      <text:p text:style-name="P53">mmap(NULL, 76999, PROT_READ, MAP_PRIVATE, 3, 0) = 0x7f02c7319000</text:p>
      <text:p text:style-name="P53">close(3) <text:s text:c="31"/>= 0</text:p>
      <text:p text:style-name="P53">openat(AT_FDCWD, "/lib/x86_64-linux-gnu/libc.so.6", O_RDONLY|O_CLOEXEC) = 3</text:p>
      <text:p text:style-name="P53">read(3, "\177ELF\2\1\1\3\0\0\0\0\0\0\0\0\3\0&gt;\0\1\0\0\0P\237\2\0\0\0\0\0"..., 832) = 832</text:p>
      <text:p text:style-name="P53">pread64(3, "\6\0\0\0\4\0\0\0@\0\0\0\0\0\0\0@\0\0\0\0\0\0\0@\0\0\0\0\0\0\0"..., 784, 64) = 784</text:p>
      <text:p text:style-name="P53">pread64(3, "\4\0\0\0 \0\0\0\5\0\0\0GNU\0\2\0\0\300\4\0\0\0\3\0\0\0\0\0\0\0"..., 48, 848) = 48</text:p>
      <text:p text:style-name="P53">pread64(3, "\4\0\0\0\24\0\0\0\3\0\0\0GNU\0 =\340\2563\265?\356\25x\261\27\313A#\350"..., 68, 896) = 68</text:p>
      <text:p text:style-name="P53">newfstatat(3, "", {st_mode=S_IFREG|0755, st_size=2216304, ...}, AT_EMPTY_PATH) = 0</text:p>
      <text:p text:style-name="P53">pread64(3, "\6\0\0\0\4\0\0\0@\0\0\0\0\0\0\0@\0\0\0\0\0\0\0@\0\0\0\0\0\0\0"..., 784, 64) = 784</text:p>
      <text:p text:style-name="P53">mmap(NULL, 2260560, PROT_READ, MAP_PRIVATE|MAP_DENYWRITE, 3, 0) = 0x7f02c7000000</text:p>
      <text:p text:style-name="P53">mmap(0x7f02c7028000, 1658880, PROT_READ|PROT_EXEC, MAP_PRIVATE|MAP_FIXED|MAP_DENYWRITE, 3, 0x28000) = 0x7f02c7028000</text:p>
      <text:p text:style-name="P53">mmap(0x7f02c71bd000, 360448, PROT_READ, MAP_PRIVATE|MAP_FIXED|MAP_DENYWRITE, 3, 0x1bd000) = 0x7f02c71bd000</text:p>
      <text:p text:style-name="P53">mmap(0x7f02c7215000, 24576, PROT_READ|PROT_WRITE, MAP_PRIVATE|MAP_FIXED|MAP_DENYWRITE, 3, 0x214000) = 0x7f02c7215000</text:p>
      <text:p text:style-name="P53">mmap(0x7f02c721b000, 52816, PROT_READ|PROT_WRITE, MAP_PRIVATE|MAP_FIXED|MAP_ANONYMOUS, -1, 0) = 0x7f02c721b000</text:p>
      <text:p text:style-name="P53">close(3) <text:s text:c="31"/>= 0</text:p>
      <text:p text:style-name="P53">mmap(NULL, 12288, PROT_READ|PROT_WRITE, MAP_PRIVATE|MAP_ANONYMOUS, -1, 0) = 0x7f02c7316000</text:p>
      <text:p text:style-name="P53">arch_prctl(ARCH_SET_FS, 0x7f02c7316740) = 0</text:p>
      <text:p text:style-name="P53">set_tid_address(0x7f02c7316a10) <text:s text:c="8"/>= 11345</text:p>
      <text:p text:style-name="P53">set_robust_list(0x7f02c7316a20, 24) <text:s text:c="4"/>= 0</text:p>
      <text:p text:style-name="P53">rseq(0x7f02c73170e0, 0x20, 0, 0x53053053) = 0</text:p>
      <text:p text:style-name="P53">mprotect(0x7f02c7215000, 16384, PROT_READ) = 0</text:p>
      <text:p text:style-name="P53">mprotect(0x55d5f3bb7000, 4096, PROT_READ) = 0</text:p>
      <text:p text:style-name="P53">mprotect(0x7f02c7366000, 8192, PROT_READ) = 0</text:p>
      <text:p text:style-name="P53"><text:soft-page-break/>prlimit64(0, RLIMIT_STACK, NULL, {rlim_cur=8192*1024, rlim_max=RLIM64_INFINITY}) = 0</text:p>
      <text:p text:style-name="P53">munmap(0x7f02c7319000, 76999) <text:s text:c="10"/>= 0</text:p>
      <text:p text:style-name="P53">getrandom("\x39\x6c\xa6\x79\x1e\xfb\x8c\x86", 8, GRND_NONBLOCK) = 8</text:p>
      <text:p text:style-name="P53">brk(NULL) <text:s text:c="30"/>= 0x55d5f5558000</text:p>
      <text:p text:style-name="P53">brk(0x55d5f5579000) <text:s text:c="20"/>= 0x55d5f5579000</text:p>
      <text:p text:style-name="P53">openat(AT_FDCWD, "./libDyn1.so", O_RDONLY|O_CLOEXEC) = 3</text:p>
      <text:p text:style-name="P53">read(3, "\177ELF\2\1\1\0\0\0\0\0\0\0\0\0\3\0&gt;\0\1\0\0\0\0\0\0\0\0\0\0\0"..., 832) = 832</text:p>
      <text:p text:style-name="P53">newfstatat(3, "", {st_mode=S_IFREG|0775, st_size=15672, ...}, AT_EMPTY_PATH) = 0</text:p>
      <text:p text:style-name="P53">getcwd("/home/satori/oc/lab4", 128) <text:s text:c="4"/>= 21</text:p>
      <text:p text:style-name="P53">mmap(NULL, 16440, PROT_READ, MAP_PRIVATE|MAP_DENYWRITE, 3, 0) = 0x7f02c7327000</text:p>
      <text:p text:style-name="P53">mmap(0x7f02c7328000, 4096, PROT_READ|PROT_EXEC, MAP_PRIVATE|MAP_FIXED|MAP_DENYWRITE, 3, 0x1000) = 0x7f02c7328000</text:p>
      <text:p text:style-name="P53">mmap(0x7f02c7329000, 4096, PROT_READ, MAP_PRIVATE|MAP_FIXED|MAP_DENYWRITE, 3, 0x2000) = 0x7f02c7329000</text:p>
      <text:p text:style-name="P53">mmap(0x7f02c732a000, 8192, PROT_READ|PROT_WRITE, MAP_PRIVATE|MAP_FIXED|MAP_DENYWRITE, 3, 0x2000) = 0x7f02c732a000</text:p>
      <text:p text:style-name="P53">close(3) <text:s text:c="31"/>= 0</text:p>
      <text:p text:style-name="P53">mprotect(0x7f02c732a000, 4096, PROT_READ) = 0</text:p>
      <text:p text:style-name="P53">newfstatat(0, "", {st_mode=S_IFCHR|0620, st_rdev=makedev(0x88, 0), ...}, AT_EMPTY_PATH) = 0</text:p>
      <text:p text:style-name="P53">read(0, 2</text:p>
      <text:p text:style-name="P53">"2\n", 1024) <text:s text:c="19"/>= 2</text:p>
      <text:p text:style-name="P53">newfstatat(1, "", {st_mode=S_IFCHR|0620, st_rdev=makedev(0x88, 0), ...}, AT_EMPTY_PATH) = 0</text:p>
      <text:p text:style-name="P53">write(1, "Enter number\n", 13Enter number</text:p>
      <text:p text:style-name="P53">) <text:s text:c="9"/>= 13</text:p>
      <text:p text:style-name="P53">read(0, 20</text:p>
      <text:p text:style-name="P53">"20\n", 1024) <text:s text:c="18"/>= 3</text:p>
      <text:p text:style-name="P53">write(1, "Function from 1\n", 16Function from 1</text:p>
      <text:p text:style-name="P53">) <text:s text:c="6"/>= 16</text:p>
      <text:p text:style-name="P53">write(1, "Answer is: 10100\n", 17Answer is: 10100</text:p>
      <text:p text:style-name="P53">) <text:s text:c="5"/>= 17</text:p>
      <text:p text:style-name="P53">read(0, 0x55d5f55591e0, 1024) <text:s text:c="10"/>= ? ERESTARTSYS (To be restarted if SA_RESTART is set)</text:p>
      <text:p text:style-name="P53">--- SIGWINCH {si_signo=SIGWINCH, si_code=SI_KERNEL} ---</text:p>
      <text:p text:style-name="P53">read(0, 0x55d5f55591e0, 1024) <text:s text:c="10"/>= ? ERESTARTSYS (To be restarted if SA_RESTART is set)</text:p>
      <text:p text:style-name="P53">--- SIGWINCH {si_signo=SIGWINCH, si_code=SI_KERNEL} ---</text:p>
      <text:p text:style-name="P53">read(0, 0</text:p>
      <text:p text:style-name="P53">"0\n", 1024) <text:s text:c="19"/>= 2</text:p>
      <text:p text:style-name="P53"><text:soft-page-break/>munmap(0x7f02c7327000, 16440) <text:s text:c="10"/>= 0</text:p>
      <text:p text:style-name="P53">openat(AT_FDCWD, "./libDyn2.so", O_RDONLY|O_CLOEXEC) = 3</text:p>
      <text:p text:style-name="P53">read(3, "\177ELF\2\1\1\0\0\0\0\0\0\0\0\0\3\0&gt;\0\1\0\0\0\0\0\0\0\0\0\0\0"..., 832) = 832</text:p>
      <text:p text:style-name="P53">newfstatat(3, "", {st_mode=S_IFREG|0775, st_size=15672, ...}, AT_EMPTY_PATH) = 0</text:p>
      <text:p text:style-name="P53">getcwd("/home/satori/oc/lab4", 128) <text:s text:c="4"/>= 21</text:p>
      <text:p text:style-name="P53">mmap(NULL, 16440, PROT_READ, MAP_PRIVATE|MAP_DENYWRITE, 3, 0) = 0x7f02c7327000</text:p>
      <text:p text:style-name="P53">mmap(0x7f02c7328000, 4096, PROT_READ|PROT_EXEC, MAP_PRIVATE|MAP_FIXED|MAP_DENYWRITE, 3, 0x1000) = 0x7f02c7328000</text:p>
      <text:p text:style-name="P53">mmap(0x7f02c7329000, 4096, PROT_READ, MAP_PRIVATE|MAP_FIXED|MAP_DENYWRITE, 3, 0x2000) = 0x7f02c7329000</text:p>
      <text:p text:style-name="P53">mmap(0x7f02c732a000, 8192, PROT_READ|PROT_WRITE, MAP_PRIVATE|MAP_FIXED|MAP_DENYWRITE, 3, 0x2000) = 0x7f02c732a000</text:p>
      <text:p text:style-name="P53">close(3) <text:s text:c="31"/>= 0</text:p>
      <text:p text:style-name="P53">mprotect(0x7f02c732a000, 4096, PROT_READ) = 0</text:p>
      <text:p text:style-name="P53">write(1, "Current library: 2\n", 19Current library: 2</text:p>
      <text:p text:style-name="P53">) <text:s text:c="3"/>= 19</text:p>
      <text:p text:style-name="P53">read(0, ^Cstrace: Process 11345 detached</text:p>
      <text:p text:style-name="P53"><text:s/>&lt;detached ...&gt;</text:p>
      <text:list xml:id="list115350122241232" text:continue-numbering="true" text:style-name="Outline">
        <text:list-item>
          <text:h text:style-name="P37" text:outline-level="1"><text:bookmark-start text:name="__RefHeading__750_2004454639"/>Вывод<text:bookmark-end text:name="__RefHeading__750_2004454639"/></text:h>
        </text:list-item>
      </text:list>
      <text:p text:style-name="P51">Данная лабораторная работа была направлена на изучение динамических библиотек в операционной системе <text:span text:style-name="T42">Linux</text:span>. Чтобы разобраться с применением таких библиотек, мной были написаны две программы: одна подключала динамическую библиотеку на стадии линковки, а вторая – непосредственно во время исполн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3</meta:editing-cycles>
    <meta:creation-date>2022-10-30T13:40:00</meta:creation-date>
    <dc:date>2023-12-22T11:53:48.816797223</dc:date>
    <dc:language>ru-RU</dc:language>
    <meta:editing-duration>PT1H39M33S</meta:editing-duration>
    <meta:generator>LibreOffice/7.3.7.2$Linux_X86_64 LibreOffice_project/30$Build-2</meta:generator>
    <meta:document-statistic meta:table-count="0" meta:image-count="0" meta:object-count="0" meta:page-count="13" meta:paragraph-count="367" meta:word-count="1444" meta:character-count="14622" meta:non-whitespace-character-count="1187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